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Light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antarell1" fo:font-size="12pt" officeooo:rsid="0006c6a8" officeooo:paragraph-rsid="0006c6a8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1" fo:font-size="12pt" fo:font-weight="normal" officeooo:rsid="0006c6a8" officeooo:paragraph-rsid="0006c6a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1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1" fo:font-size="8pt" officeooo:rsid="0041a745" officeooo:paragraph-rsid="005643d5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1" fo:font-size="6pt" fo:font-style="normal" officeooo:rsid="000e4121" officeooo:paragraph-rsid="000e4121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09c5db" officeooo:paragraph-rsid="0006c6a8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09c5db" officeooo:paragraph-rsid="0036f0e5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fo:font-style="normal" officeooo:rsid="000e4121" officeooo:paragraph-rsid="000e4121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fo:font-style="normal" officeooo:rsid="000e6f4c" officeooo:paragraph-rsid="000e6f4c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fo:font-style="normal" officeooo:rsid="000fa567" officeooo:paragraph-rsid="000fa567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3e111b" officeooo:paragraph-rsid="003e1b97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3f3e03" officeooo:paragraph-rsid="003f3e03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3f600b" officeooo:paragraph-rsid="003f600b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4035ed" officeooo:paragraph-rsid="004035e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4035ed" officeooo:paragraph-rsid="0041fe62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1" fo:font-size="12pt" officeooo:rsid="003e1b97" officeooo:paragraph-rsid="003e1b97"/>
    </style:style>
    <style:style style:name="P17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Noto Sans Condensed Medium1" fo:font-size="10pt" officeooo:rsid="0009c5db" officeooo:paragraph-rsid="0027923e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Noto Sans Condensed Medium1" fo:font-size="24pt" officeooo:rsid="0006c6a8" officeooo:paragraph-rsid="0006c6a8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fo:font-style="normal" officeooo:rsid="000e6f4c" officeooo:paragraph-rsid="000e6f4c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fo:font-style="normal" style:text-underline-style="solid" style:text-underline-width="auto" style:text-underline-color="font-color" officeooo:rsid="000e6f4c" officeooo:paragraph-rsid="000e6f4c" style:font-style-asian="normal" style:font-style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41fe62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" fo:font-size="10pt" fo:font-style="italic" officeooo:rsid="000e6f4c" officeooo:paragraph-rsid="000e6f4c" style:font-style-asian="italic" style:font-style-complex="italic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" fo:font-size="10pt" fo:font-style="italic" officeooo:rsid="000e4121" officeooo:paragraph-rsid="000e4121" style:font-size-asian="10pt" style:font-style-asian="italic" style:font-size-complex="10pt" style:font-style-complex="italic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6.237cm"/>
        </style:tab-stops>
      </style:paragraph-properties>
      <style:text-properties style:font-name="Noto Sans Condensed Light" fo:font-size="10pt" officeooo:rsid="002dd320" officeooo:paragraph-rsid="003d3a87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" fo:font-size="6pt" fo:font-style="italic" officeooo:rsid="000b1777" officeooo:paragraph-rsid="0009c5db" style:font-style-asian="italic" style:font-style-complex="italic"/>
    </style:style>
    <style:style style:name="P2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Sans Condensed Light" fo:font-size="12pt" fo:font-style="italic" fo:font-weight="normal" officeooo:rsid="0009c5db" officeooo:paragraph-rsid="0009c5db" style:font-style-asian="italic" style:font-weight-asian="normal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1" fo:font-size="10pt" fo:font-style="italic" fo:font-weight="normal" officeooo:rsid="00113ae4" officeooo:paragraph-rsid="00113ae4" style:font-style-asian="italic" style:font-weight-asian="normal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" fo:font-size="12pt" fo:font-style="normal" officeooo:rsid="001ccfd4" officeooo:paragraph-rsid="001ccfd4" style:font-size-asian="10pt" style:font-style-asian="normal" style:font-size-complex="10pt" style:font-style-complex="normal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536648" officeooo:paragraph-rsid="00536648" style:font-size-asian="10pt" style:font-style-asian="normal" style:font-size-complex="10pt" style:font-style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Noto Sans Condensed Medium" fo:font-size="12pt" officeooo:rsid="0009c5db" officeooo:paragraph-rsid="0028d819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Medium" fo:font-size="12pt" fo:font-weight="normal" officeooo:rsid="0041fe62" officeooo:paragraph-rsid="005643d5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e9564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3e828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3" fo:font-size="14pt" fo:font-style="normal" fo:font-weight="normal" officeooo:rsid="0020ac06" officeooo:paragraph-rsid="0020ac06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4035ed" officeooo:paragraph-rsid="004035ed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ExtraBold" fo:font-size="14pt" fo:font-style="normal" style:text-underline-style="solid" style:text-underline-width="auto" style:text-underline-color="font-color" fo:font-weight="normal" officeooo:rsid="0029c253" officeooo:paragraph-rsid="0029c253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6c6a8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6.237cm"/>
        </style:tab-stops>
      </style:paragraph-properties>
      <style:text-properties fo:color="#000000" loext:opacity="100%" style:font-name="Noto Sans Condensed Light" fo:font-size="6pt" fo:font-style="italic" fo:font-weight="bold" officeooo:rsid="002dd320" officeooo:paragraph-rsid="003d3a87" style:font-style-asian="italic" style:font-weight-asian="bold" style:font-style-complex="italic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8pt" fo:font-style="normal" style:text-underline-style="none" fo:font-weight="normal" officeooo:rsid="004d39af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6.237cm"/>
        </style:tab-stops>
      </style:paragraph-properties>
      <style:text-properties fo:color="#000000" loext:opacity="100%" style:font-name="Noto Sans Condensed Medium1" fo:font-size="10pt" fo:font-style="italic" fo:font-weight="normal" officeooo:rsid="002dd320" officeooo:paragraph-rsid="003d3a87" style:font-style-asian="italic" style:font-weight-asian="normal" style:font-style-complex="italic" style:font-weight-complex="normal"/>
    </style:style>
    <style:style style:name="P45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6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4pt" fo:font-style="normal" style:text-underline-style="none" fo:font-weight="normal" officeooo:rsid="004ad82e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7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1af54" officeooo:paragraph-rsid="006698f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8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ExtraBold" fo:font-size="14pt" fo:font-style="normal" style:text-underline-style="solid" style:text-underline-width="auto" style:text-underline-color="font-color" fo:font-weight="normal" officeooo:rsid="0067615c" officeooo:paragraph-rsid="0067615c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Open Sans1" fo:font-size="8pt" fo:font-style="normal" style:text-underline-style="none" fo:font-weight="normal" officeooo:rsid="0041a745" officeooo:paragraph-rsid="006698f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0" style:family="paragraph" style:parent-style-name="Standard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1" style:family="paragraph" style:parent-style-name="Standard">
      <loext:graphic-properties draw:fill="none"/>
      <style:paragraph-properties fo:background-color="transparent"/>
      <style:text-properties officeooo:paragraph-rsid="004d39af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e0442"/>
    </style:style>
    <style:style style:name="P53" style:family="paragraph" style:parent-style-name="Standard">
      <loext:graphic-properties draw:fill="none"/>
      <style:paragraph-properties fo:background-color="transparent"/>
      <style:text-properties officeooo:paragraph-rsid="004f5c4e"/>
    </style:style>
    <style:style style:name="P54" style:family="paragraph" style:parent-style-name="Standard">
      <loext:graphic-properties draw:fill="none"/>
      <style:paragraph-properties fo:background-color="transparent"/>
      <style:text-properties officeooo:paragraph-rsid="005443a0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10pt" officeooo:rsid="003e1b97" officeooo:paragraph-rsid="003e1b97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officeooo:rsid="003f3e03" officeooo:paragraph-rsid="003f3e03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officeooo:rsid="003f600b" officeooo:paragraph-rsid="003f600b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officeooo:rsid="0041a745" officeooo:paragraph-rsid="0041a745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style:text-underline-style="none" officeooo:rsid="0041a745" officeooo:paragraph-rsid="0041fe62"/>
    </style:style>
    <style:style style:name="P6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officeooo:rsid="000e6f4c" officeooo:paragraph-rsid="000e6f4c" style:font-style-asian="normal" style:font-style-complex="normal"/>
    </style:style>
    <style:style style:name="P6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officeooo:rsid="000e4121" officeooo:paragraph-rsid="000e4121" style:font-style-asian="normal" style:font-style-complex="normal"/>
    </style:style>
    <style:style style:name="P6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fo:font-weight="normal" officeooo:rsid="000d48d1" officeooo:paragraph-rsid="000d48d1" style:font-style-asian="normal" style:font-weight-asian="normal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6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8pt" fo:font-style="normal" officeooo:paragraph-rsid="004e0442" style:font-size-asian="10pt" style:font-style-asian="normal" style:font-size-complex="10pt" style:font-style-complex="normal"/>
    </style:style>
    <style:style style:name="P66" style:family="paragraph" style:parent-style-name="Standard">
      <loext:graphic-properties draw:fill="none"/>
      <style:paragraph-properties fo:background-color="transparent"/>
      <style:text-properties style:font-name="Open Sans1" fo:font-size="8pt" fo:font-style="normal" officeooo:paragraph-rsid="004d39af" style:font-size-asian="10pt" style:font-style-asian="normal" style:font-size-complex="10pt" style:font-style-complex="normal"/>
    </style:style>
    <style:style style:name="P6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fo:font-size="6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Open Sans1" officeooo:paragraph-rsid="0014818d"/>
    </style:style>
    <style:style style:name="P6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" fo:font-size="12pt" fo:font-weight="normal" officeooo:rsid="0006c6a8" officeooo:paragraph-rsid="0006c6a8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5e4e90" officeooo:paragraph-rsid="006698f8"/>
    </style:style>
    <style:style style:name="P71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72" style:family="paragraph" style:parent-style-name="Standard" style:list-style-name="L8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4ad82e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73" style:family="paragraph" style:parent-style-name="Standard" style:list-style-name="L3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5443a0" officeooo:paragraph-rsid="005443a0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74" style:family="paragraph" style:parent-style-name="Standard" style:list-style-name="L9">
      <loext:graphic-properties draw:fill="none"/>
      <style:paragraph-properties fo:background-color="transparent"/>
      <style:text-properties fo:color="#000000" loext:opacity="100%" style:font-name="Open Sans1" fo:font-size="8pt" fo:font-style="normal" style:text-underline-style="none" fo:font-weight="normal" officeooo:rsid="00634f00" officeooo:paragraph-rsid="006698f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75" style:family="paragraph" style:parent-style-name="Standard" style:list-style-name="L1">
      <loext:graphic-properties draw:fill="none"/>
      <style:paragraph-properties fo:background-color="transparent"/>
      <style:text-properties style:font-name="Open Sans1" fo:font-size="8pt" fo:font-style="normal" officeooo:paragraph-rsid="0048164f" style:font-size-asian="10pt" style:font-style-asian="normal" style:font-size-complex="10pt" style:font-style-complex="normal"/>
    </style:style>
    <style:style style:name="P76" style:family="paragraph" style:parent-style-name="Standard" style:list-style-name="L2">
      <loext:graphic-properties draw:fill="none"/>
      <style:paragraph-properties fo:background-color="transparent"/>
      <style:text-properties style:font-name="Open Sans1" fo:font-size="8pt" fo:font-style="normal" officeooo:paragraph-rsid="008aa323" style:font-size-asian="10pt" style:font-style-asian="normal" style:font-size-complex="10pt" style:font-style-complex="normal"/>
    </style:style>
    <style:style style:name="P77" style:family="paragraph" style:parent-style-name="Standard" style:list-style-name="L2">
      <loext:graphic-properties draw:fill="none"/>
      <style:paragraph-properties fo:background-color="transparent"/>
      <style:text-properties style:font-name="Open Sans1" fo:font-size="8pt" fo:font-style="normal" officeooo:paragraph-rsid="00970e06" style:font-size-asian="10pt" style:font-style-asian="normal" style:font-size-complex="10pt" style:font-style-complex="normal"/>
    </style:style>
    <style:style style:name="P78" style:family="paragraph" style:parent-style-name="Standard" style:list-style-name="L2">
      <loext:graphic-properties draw:fill="none"/>
      <style:paragraph-properties fo:background-color="transparent"/>
      <style:text-properties style:font-name="Open Sans1" fo:font-size="8pt" fo:font-style="normal" officeooo:rsid="00515799" officeooo:paragraph-rsid="00515799" style:font-size-asian="10pt" style:font-style-asian="normal" style:font-size-complex="10pt" style:font-style-complex="normal"/>
    </style:style>
    <style:style style:name="P79" style:family="paragraph" style:parent-style-name="Standard" style:list-style-name="L5">
      <loext:graphic-properties draw:fill="none"/>
      <style:paragraph-properties fo:background-color="transparent"/>
      <style:text-properties style:font-name="Open Sans1" fo:font-size="8pt" fo:font-style="normal" officeooo:rsid="00166c87" officeooo:paragraph-rsid="00166c87" style:font-size-asian="10pt" style:font-style-asian="normal" style:font-size-complex="10pt" style:font-style-complex="normal"/>
    </style:style>
    <style:style style:name="P80" style:family="paragraph" style:parent-style-name="Standard" style:list-style-name="L6">
      <loext:graphic-properties draw:fill="none"/>
      <style:paragraph-properties fo:background-color="transparent"/>
      <style:text-properties style:font-name="Open Sans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81" style:family="paragraph" style:parent-style-name="Standard" style:list-style-name="L7">
      <loext:graphic-properties draw:fill="none"/>
      <style:paragraph-properties fo:background-color="transparent"/>
      <style:text-properties style:font-name="Open Sans1" fo:font-size="8pt" fo:font-style="normal" fo:font-weight="normal" officeooo:rsid="0020ac06" officeooo:paragraph-rsid="0020ac06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 style:list-style-name="L5">
      <loext:graphic-properties draw:fill="none"/>
      <style:paragraph-properties fo:background-color="transparent"/>
      <style:text-properties style:font-name="Open Sans1" officeooo:paragraph-rsid="0014818d"/>
    </style:style>
    <style:style style:name="P83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8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" fo:font-size="10pt" officeooo:rsid="0036f0e5" officeooo:paragraph-rsid="0036f0e5"/>
    </style:style>
    <style:style style:name="P8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Noto Sans Condensed Light" fo:font-size="10pt" officeooo:rsid="00903a6b" officeooo:paragraph-rsid="00903a6b"/>
    </style:style>
    <style:style style:name="P86" style:family="paragraph" style:parent-style-name="Standard" style:list-style-name="L8">
      <loext:graphic-properties draw:fill="none"/>
      <style:paragraph-properties fo:background-color="transparent"/>
      <style:text-properties officeooo:paragraph-rsid="004d39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2475" style:font-weight-asian="bold" style:font-weight-complex="bold"/>
    </style:style>
    <style:style style:name="T3" style:family="text">
      <style:text-properties fo:font-size="10pt" fo:font-weight="normal" officeooo:rsid="001900b7" style:font-weight-asian="normal" style:font-weight-complex="normal"/>
    </style:style>
    <style:style style:name="T4" style:family="text">
      <style:text-properties fo:font-size="10pt" fo:font-weight="normal" officeooo:rsid="0012cc4a" style:font-weight-asian="normal" style:font-weight-complex="normal"/>
    </style:style>
    <style:style style:name="T5" style:family="text">
      <style:text-properties fo:font-size="10pt" officeooo:rsid="0012cc4a"/>
    </style:style>
    <style:style style:name="T6" style:family="text">
      <style:text-properties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officeooo:rsid="0012cc4a" style:font-size-asian="10pt" style:font-style-asian="normal" style:font-size-complex="10pt" style:font-style-complex="normal"/>
    </style:style>
    <style:style style:name="T8" style:family="text">
      <style:text-properties officeooo:rsid="000b1777"/>
    </style:style>
    <style:style style:name="T9" style:family="text">
      <style:text-properties style:font-name="Noto Sans Condensed Light"/>
    </style:style>
    <style:style style:name="T10" style:family="text">
      <style:text-properties style:font-name="Noto Sans Condensed Light" fo:font-style="italic" style:font-style-asian="italic" style:font-style-complex="italic"/>
    </style:style>
    <style:style style:name="T11" style:family="text">
      <style:text-properties style:font-name="Noto Sans Condensed Light" fo:font-style="italic" officeooo:rsid="000b1777" style:font-style-asian="italic" style:font-style-complex="italic"/>
    </style:style>
    <style:style style:name="T12" style:family="text">
      <style:text-properties style:font-name="Noto Sans Condensed Light" fo:font-style="italic" officeooo:rsid="000d0174" style:font-style-asian="italic" style:font-style-complex="italic"/>
    </style:style>
    <style:style style:name="T13" style:family="text">
      <style:text-properties style:font-name="Noto Sans Condensed Light" fo:font-style="italic" officeooo:rsid="000dc53d" style:font-style-asian="italic" style:font-style-complex="italic"/>
    </style:style>
    <style:style style:name="T14" style:family="text">
      <style:text-properties style:font-name="Noto Sans Condensed Light" fo:font-style="italic" officeooo:rsid="0027923e" style:font-style-asian="italic" style:font-style-complex="italic"/>
    </style:style>
    <style:style style:name="T15" style:family="text">
      <style:text-properties style:font-name="Noto Sans Condensed Light" fo:font-size="12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16" style:family="text">
      <style:text-properties style:font-name="Noto Sans Condensed Light" fo:font-size="10pt" fo:font-style="italic" style:font-style-asian="italic" style:font-style-complex="italic"/>
    </style:style>
    <style:style style:name="T17" style:family="text">
      <style:text-properties style:font-name="Noto Sans Condensed Light" fo:font-size="10pt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a7744" style:font-style-asian="italic" style:font-style-complex="italic"/>
    </style:style>
    <style:style style:name="T20" style:family="text">
      <style:text-properties fo:font-style="italic" officeooo:rsid="009f2475" style:font-style-asian="italic" style:font-style-complex="italic"/>
    </style:style>
    <style:style style:name="T21" style:family="text">
      <style:text-properties officeooo:rsid="000dc53d"/>
    </style:style>
    <style:style style:name="T22" style:family="text">
      <style:text-properties officeooo:rsid="0014818d"/>
    </style:style>
    <style:style style:name="T23" style:family="text">
      <style:text-properties style:font-name-asian="Noto Serif CJK SC" style:font-name-complex="Noto Sans Devanagari1"/>
    </style:style>
    <style:style style:name="T24" style:family="text">
      <style:text-properties officeooo:rsid="001c10b5" style:font-name-asian="Noto Serif CJK SC" style:font-name-complex="Noto Sans Devanagari1"/>
    </style:style>
    <style:style style:name="T25" style:family="text">
      <style:text-properties officeooo:rsid="008ededa" style:font-name-asian="Noto Serif CJK SC" style:font-name-complex="Noto Sans Devanagari1"/>
    </style:style>
    <style:style style:name="T26" style:family="text">
      <style:text-properties style:font-name="Noto Sans Condensed Light1" style:font-name-asian="Noto Serif CJK SC" style:font-name-complex="Noto Sans Devanagari1"/>
    </style:style>
    <style:style style:name="T27" style:family="text">
      <style:text-properties style:font-name="Noto Sans Condensed Light1" fo:font-size="10pt" fo:font-style="italic" officeooo:rsid="001e9564" style:font-name-asian="Noto Serif CJK SC" style:font-size-asian="10pt" style:font-style-asian="italic" style:font-name-complex="Noto Sans Devanagari1" style:font-size-complex="10pt" style:font-style-complex="italic"/>
    </style:style>
    <style:style style:name="T28" style:family="text">
      <style:text-properties style:font-name="Noto Sans Condensed Light1" fo:font-size="8pt" fo:font-style="normal" fo:font-weight="normal" officeooo:rsid="0023a4b9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29" style:family="text">
      <style:text-properties style:font-name="Noto Sans Condensed Light1" fo:font-size="8pt" fo:font-style="normal" fo:font-weight="normal" officeooo:rsid="0023e82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30" style:family="text">
      <style:text-properties style:font-name="Noto Sans Condensed Light1" fo:font-size="8pt" fo:font-style="normal" fo:font-weight="normal" officeooo:rsid="0023e828" style:font-style-asian="normal" style:font-weight-asian="normal" style:font-style-complex="normal" style:font-weight-complex="normal"/>
    </style:style>
    <style:style style:name="T31" style:family="text">
      <style:text-properties style:font-name="Noto Sans Condensed Light1" fo:font-size="8pt" fo:font-style="normal" fo:font-weight="bold" officeooo:rsid="0023a4b9" style:font-name-asian="Cantarell3" style:font-size-asian="10pt" style:font-style-asian="normal" style:font-weight-asian="bold" style:font-name-complex="Cantarell3" style:font-size-complex="10pt" style:font-style-complex="normal" style:font-weight-complex="bold"/>
    </style:style>
    <style:style style:name="T32" style:family="text">
      <style:text-properties style:font-name="Noto Sans Condensed Light1" fo:font-size="8pt" fo:font-style="normal" fo:font-weight="bold" officeooo:rsid="0023e828" style:font-style-asian="normal" style:font-weight-asian="bold" style:font-style-complex="normal" style:font-weight-complex="bold"/>
    </style:style>
    <style:style style:name="T33" style:family="text">
      <style:text-properties style:font-name="Noto Sans Condensed Light1" fo:font-style="normal" officeooo:rsid="000b1777" style:font-style-asian="normal" style:font-style-complex="normal"/>
    </style:style>
    <style:style style:name="T34" style:family="text">
      <style:text-properties officeooo:rsid="001fc3e4"/>
    </style:style>
    <style:style style:name="T35" style:family="text">
      <style:text-properties officeooo:rsid="0021a414"/>
    </style:style>
    <style:style style:name="T36" style:family="text">
      <style:text-properties fo:color="#666666" loext:opacity="100%" style:font-name="Cantarell2" fo:font-size="8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37" style:family="text">
      <style:text-properties officeooo:rsid="0027923e"/>
    </style:style>
    <style:style style:name="T38" style:family="text">
      <style:text-properties fo:color="#000000" loext:opacity="100%" style:font-name="Noto Sans Condensed Light" fo:font-size="10pt" fo:font-style="italic" style:text-underline-style="none" fo:font-weight="normal" officeooo:rsid="004ad82e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39" style:family="text">
      <style:text-properties fo:color="#000000" loext:opacity="100%" style:font-name="Noto Sans Condensed Light" fo:font-size="10pt" fo:font-style="italic" style:text-underline-style="none" fo:font-weight="normal" officeooo:rsid="004d39af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40" style:family="text">
      <style:text-properties fo:color="#000000" loext:opacity="100%" style:font-name="Noto Sans Condensed Light" fo:font-size="10pt" fo:font-style="italic" style:text-underline-style="none" fo:font-weight="normal" officeooo:rsid="004f5c4e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41" style:family="text">
      <style:text-properties fo:color="#000000" loext:opacity="100%" style:font-name="Noto Sans Condensed Light" fo:font-size="10pt" fo:font-style="italic" style:text-underline-style="none" fo:font-weight="normal" officeooo:rsid="005443a0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42" style:family="text">
      <style:text-properties fo:color="#000000" loext:opacity="100%" style:font-name="Noto Sans Condensed Light" style:text-underline-style="none" fo:font-weight="normal" style:font-name-asian="Cantarell3" style:font-weight-asian="normal" style:font-name-complex="Cantarell3" style:font-weight-complex="normal"/>
    </style:style>
    <style:style style:name="T43" style:family="text">
      <style:text-properties fo:color="#000000" loext:opacity="100%" style:text-underline-style="none" fo:font-weight="normal" style:font-name-asian="Cantarell3" style:font-weight-asian="normal" style:font-name-complex="Cantarell3" style:font-weight-complex="normal"/>
    </style:style>
    <style:style style:name="T44" style:family="text">
      <style:text-properties fo:color="#000000" loext:opacity="100%" style:text-underline-style="none" fo:font-weight="normal" officeooo:rsid="004ad82e" style:font-name-asian="Cantarell3" style:font-weight-asian="normal" style:font-name-complex="Cantarell3" style:font-weight-complex="normal"/>
    </style:style>
    <style:style style:name="T45" style:family="text">
      <style:text-properties fo:color="#000000" loext:opacity="100%" style:text-underline-style="none" fo:font-weight="normal" officeooo:rsid="004bbd2c" style:font-name-asian="Cantarell3" style:font-weight-asian="normal" style:font-name-complex="Cantarell3" style:font-weight-complex="normal"/>
    </style:style>
    <style:style style:name="T46" style:family="text">
      <style:text-properties fo:color="#000000" loext:opacity="100%" style:text-underline-style="none" fo:font-weight="normal" officeooo:rsid="004e0442" style:font-name-asian="Cantarell3" style:font-weight-asian="normal" style:font-name-complex="Cantarell3" style:font-weight-complex="normal"/>
    </style:style>
    <style:style style:name="T47" style:family="text">
      <style:text-properties fo:color="#000000" loext:opacity="100%" style:text-underline-style="none" fo:font-weight="normal" officeooo:rsid="004d39af" style:font-name-asian="Cantarell3" style:font-weight-asian="normal" style:font-name-complex="Cantarell3" style:font-weight-complex="normal"/>
    </style:style>
    <style:style style:name="T48" style:family="text">
      <style:text-properties fo:color="#000000" loext:opacity="100%" style:text-underline-style="none" fo:font-weight="normal" officeooo:rsid="004e0eca" style:font-name-asian="Cantarell3" style:font-weight-asian="normal" style:font-name-complex="Cantarell3" style:font-weight-complex="normal"/>
    </style:style>
    <style:style style:name="T49" style:family="text">
      <style:text-properties fo:color="#000000" loext:opacity="100%" style:text-underline-style="none" fo:font-weight="normal" officeooo:rsid="004f5c4e" style:font-name-asian="Cantarell3" style:font-weight-asian="normal" style:font-name-complex="Cantarell3" style:font-weight-complex="normal"/>
    </style:style>
    <style:style style:name="T50" style:family="text">
      <style:text-properties fo:color="#000000" loext:opacity="100%" style:text-underline-style="none" fo:font-weight="normal" officeooo:rsid="005243f1" style:font-name-asian="Cantarell3" style:font-weight-asian="normal" style:font-name-complex="Cantarell3" style:font-weight-complex="normal"/>
    </style:style>
    <style:style style:name="T51" style:family="text">
      <style:text-properties fo:color="#000000" loext:opacity="100%" style:text-underline-style="none" fo:font-weight="normal" officeooo:rsid="00584626" style:font-name-asian="Cantarell3" style:font-weight-asian="normal" style:font-name-complex="Cantarell3" style:font-weight-complex="normal"/>
    </style:style>
    <style:style style:name="T52" style:family="text">
      <style:text-properties fo:color="#000000" loext:opacity="100%" style:text-underline-style="none" fo:font-weight="normal" officeooo:rsid="008aa323" style:font-name-asian="Cantarell3" style:font-weight-asian="normal" style:font-name-complex="Cantarell3" style:font-weight-complex="normal"/>
    </style:style>
    <style:style style:name="T53" style:family="text">
      <style:text-properties fo:color="#000000" loext:opacity="100%" style:text-underline-style="none" fo:font-weight="normal" officeooo:rsid="008c26e7" style:font-name-asian="Cantarell3" style:font-weight-asian="normal" style:font-name-complex="Cantarell3" style:font-weight-complex="normal"/>
    </style:style>
    <style:style style:name="T54" style:family="text">
      <style:text-properties fo:color="#000000" loext:opacity="100%" style:text-underline-style="none" fo:font-weight="normal" officeooo:rsid="008d9336" style:font-name-asian="Cantarell3" style:font-weight-asian="normal" style:font-name-complex="Cantarell3" style:font-weight-complex="normal"/>
    </style:style>
    <style:style style:name="T55" style:family="text">
      <style:text-properties fo:color="#000000" loext:opacity="100%" style:text-underline-style="none" fo:font-weight="normal" officeooo:rsid="00970e06" style:font-name-asian="Cantarell3" style:font-weight-asian="normal" style:font-name-complex="Cantarell3" style:font-weight-complex="normal"/>
    </style:style>
    <style:style style:name="T56" style:family="text">
      <style:text-properties fo:color="#000000" loext:opacity="100%" style:font-name="Open Sans1" fo:font-size="8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57" style:family="text">
      <style:text-properties fo:color="#000000" loext:opacity="100%" style:font-name="Open Sans1" fo:font-size="8pt" fo:font-style="normal" style:text-underline-style="none" fo:font-weight="normal" officeooo:rsid="004ad82e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58" style:family="text">
      <style:text-properties fo:color="#000000" loext:opacity="100%" style:font-name="Open Sans1" fo:font-size="8pt" fo:font-style="normal" style:text-underline-style="none" fo:font-weight="normal" officeooo:rsid="009dc8c6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59" style:family="text">
      <style:text-properties fo:color="#000000" loext:opacity="100%" style:font-name="Open Sans1" fo:font-size="8pt" style:text-underline-style="none" fo:font-weight="normal" style:font-name-asian="Cantarell3" style:font-weight-asian="normal" style:font-name-complex="Cantarell3" style:font-weight-complex="normal"/>
    </style:style>
    <style:style style:name="T60" style:family="text">
      <style:text-properties fo:color="#000000" loext:opacity="100%" fo:font-size="6pt" fo:font-style="normal" officeooo:rsid="0012cc4a" style:font-size-asian="6pt" style:font-style-asian="normal" style:font-size-complex="6pt" style:font-style-complex="normal"/>
    </style:style>
    <style:style style:name="T61" style:family="text">
      <style:text-properties fo:color="#000000" loext:opacity="100%" fo:font-size="6pt" fo:font-style="normal" officeooo:rsid="0014818d" style:font-size-asian="6pt" style:font-style-asian="normal" style:font-size-complex="6pt" style:font-style-complex="normal"/>
    </style:style>
    <style:style style:name="T62" style:family="text">
      <style:text-properties fo:color="#000000" loext:opacity="100%" fo:font-size="6pt" fo:font-style="normal" officeooo:rsid="005a6293" style:font-size-asian="6pt" style:font-style-asian="normal" style:font-size-complex="6pt" style:font-style-complex="normal"/>
    </style:style>
    <style:style style:name="T63" style:family="text">
      <style:text-properties fo:color="#000000" loext:opacity="100%" fo:font-size="6pt" officeooo:rsid="0012cc4a" style:font-size-asian="6pt" style:font-size-complex="6pt"/>
    </style:style>
    <style:style style:name="T64" style:family="text">
      <style:text-properties fo:color="#000000" loext:opacity="100%" fo:font-size="6pt" officeooo:rsid="001900b7" style:font-size-asian="6pt" style:font-size-complex="6pt"/>
    </style:style>
    <style:style style:name="T65" style:family="text">
      <style:text-properties style:font-name="Noto Sans Condensed ExtraBold"/>
    </style:style>
    <style:style style:name="T66" style:family="text">
      <style:text-properties style:font-name="Noto Sans Condensed ExtraBold" officeooo:rsid="0068bc27"/>
    </style:style>
    <style:style style:name="T67" style:family="text">
      <style:text-properties style:font-name="Noto Sans Condensed ExtraBold" fo:font-weight="normal" style:font-weight-asian="normal" style:font-weight-complex="normal"/>
    </style:style>
    <style:style style:name="T68" style:family="text">
      <style:text-properties style:font-name="Noto Sans ExtraCondensed ExtraBold" fo:font-size="14pt" style:text-underline-style="solid" style:text-underline-width="auto" style:text-underline-color="font-color" officeooo:rsid="0041a745"/>
    </style:style>
    <style:style style:name="T69" style:family="text">
      <style:text-properties style:font-name="Noto Sans ExtraCondensed ExtraBold" fo:font-size="14pt" style:text-underline-style="solid" style:text-underline-width="auto" style:text-underline-color="font-color" officeooo:rsid="0009c5db"/>
    </style:style>
    <style:style style:name="T70" style:family="text">
      <style:text-properties style:font-name="Noto Sans Condensed Medium" fo:font-size="12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71" style:family="text">
      <style:text-properties officeooo:rsid="0057cb07"/>
    </style:style>
    <style:style style:name="T72" style:family="text">
      <style:text-properties style:text-position="super 58%" fo:font-weight="bold" style:font-weight-asian="bold" style:font-weight-complex="bold"/>
    </style:style>
    <style:style style:name="T73" style:family="text">
      <style:text-properties officeooo:rsid="0068c5ef"/>
    </style:style>
    <style:style style:name="T74" style:family="text">
      <style:text-properties officeooo:rsid="007052c2"/>
    </style:style>
    <style:style style:name="T75" style:family="text">
      <style:text-properties fo:font-size="8pt"/>
    </style:style>
    <style:style style:name="T76" style:family="text">
      <style:text-properties fo:font-size="8pt" officeooo:rsid="003f3e03"/>
    </style:style>
    <style:style style:name="T77" style:family="text">
      <style:text-properties fo:font-size="8pt" fo:font-style="normal" officeooo:rsid="0014818d" style:font-size-asian="10pt" style:font-style-asian="normal" style:font-size-complex="10pt" style:font-style-complex="normal"/>
    </style:style>
    <style:style style:name="T78" style:family="text">
      <style:text-properties fo:font-size="8pt" fo:font-style="normal" officeooo:rsid="00166c87" style:font-size-asian="10pt" style:font-style-asian="normal" style:font-size-complex="10pt" style:font-style-complex="normal"/>
    </style:style>
    <style:style style:name="T79" style:family="text">
      <style:text-properties fo:font-size="8pt" fo:font-style="normal" officeooo:rsid="00207ef0" style:font-size-asian="10pt" style:font-style-asian="normal" style:font-size-complex="10pt" style:font-style-complex="normal"/>
    </style:style>
    <style:style style:name="T80" style:family="text">
      <style:text-properties style:font-name="Open Sans1"/>
    </style:style>
    <style:style style:name="T81" style:family="text">
      <style:text-properties style:font-name="Open Sans1" fo:font-size="8pt" style:text-underline-style="none"/>
    </style:style>
    <style:style style:name="T82" style:family="text">
      <style:text-properties style:font-name="Open Sans1" fo:font-size="8pt" fo:font-style="italic" style:text-underline-style="none" style:font-style-asian="italic" style:font-style-complex="italic"/>
    </style:style>
    <style:style style:name="T83" style:family="text">
      <style:text-properties style:font-name="Open Sans1" fo:font-size="8pt" fo:font-style="normal" style:font-style-asian="normal" style:font-style-complex="normal"/>
    </style:style>
    <style:style style:name="T84" style:family="text">
      <style:text-properties style:font-name="Open Sans1" fo:font-size="8pt" fo:font-style="normal" officeooo:rsid="003e1b97" style:font-style-asian="normal" style:font-style-complex="normal"/>
    </style:style>
    <style:style style:name="T85" style:family="text">
      <style:text-properties style:font-name="Open Sans1" fo:font-size="8pt" fo:font-style="normal" fo:font-weight="normal" officeooo:rsid="000d48d1" style:font-style-asian="normal" style:font-weight-asian="normal" style:font-style-complex="normal" style:font-weight-complex="normal"/>
    </style:style>
    <style:style style:name="T86" style:family="text">
      <style:text-properties style:font-name="Open Sans1" fo:font-size="8pt" fo:font-style="normal" style:text-underline-style="none" style:font-style-asian="normal" style:font-style-complex="normal"/>
    </style:style>
    <style:style style:name="T87" style:family="text">
      <style:text-properties style:font-name="Open Sans1" fo:font-size="8pt" style:font-size-asian="8pt" style:font-size-complex="8pt"/>
    </style:style>
    <style:style style:name="T88" style:family="text">
      <style:text-properties style:font-name="Open Sans1" fo:font-size="8pt" officeooo:rsid="001fc3e4" style:font-size-asian="8pt" style:font-size-complex="8pt"/>
    </style:style>
    <style:style style:name="T89" style:family="text">
      <style:text-properties style:font-name="Open Sans1" fo:font-size="8pt" style:font-name-asian="Noto Serif CJK SC" style:font-size-asian="8pt" style:font-name-complex="Noto Sans Devanagari1" style:font-size-complex="8pt"/>
    </style:style>
    <style:style style:name="T90" style:family="text">
      <style:text-properties style:font-name-asian="Cantarell3" style:font-name-complex="Cantarell3"/>
    </style:style>
    <style:style style:name="T91" style:family="text">
      <style:text-properties officeooo:rsid="008e41ee" style:font-name-asian="Cantarell3" style:font-name-complex="Cantarell3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font-name="Open Sans" fo:font-size="10pt" style:text-underline-style="solid" style:text-underline-width="auto" style:text-underline-color="font-color" style:font-size-asian="10pt" style:font-size-complex="10pt"/>
    </style:style>
    <style:style style:name="T94" style:family="text">
      <style:text-properties style:font-name="Open Sans" style:text-underline-style="solid" style:text-underline-width="auto" style:text-underline-color="font-color"/>
    </style:style>
    <style:style style:name="T95" style:family="text">
      <style:text-properties style:font-name="Open Sans" style:text-underline-style="solid" style:text-underline-width="auto" style:text-underline-color="font-color" style:font-size-asian="12pt" style:font-size-complex="12pt"/>
    </style:style>
    <style:style style:name="T96" style:family="text">
      <style:text-properties style:font-name="Open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7" style:family="text">
      <style:text-properties style:font-name="Open Sans" fo:font-size="8pt" fo:font-style="normal" style:text-underline-style="none" fo:font-weight="normal" officeooo:rsid="002cf707" style:font-size-asian="8pt" style:font-style-asian="normal" style:font-weight-asian="normal" style:font-size-complex="8pt" style:font-style-complex="normal" style:font-weight-complex="normal"/>
    </style:style>
    <style:style style:name="T98" style:family="text">
      <style:text-properties style:font-name="Open Sans" fo:font-size="8pt" style:text-underline-style="none" fo:font-weight="normal" style:font-size-asian="8pt" style:font-weight-asian="normal" style:font-size-complex="8pt" style:font-weight-complex="normal"/>
    </style:style>
    <style:style style:name="T99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100" style:family="text">
      <style:text-properties style:font-name="Open Sans" fo:font-size="8pt" fo:font-weight="normal" officeooo:rsid="003bee93" style:font-size-asian="8pt" style:font-weight-asian="normal" style:font-size-complex="8pt" style:font-weight-complex="normal"/>
    </style:style>
    <style:style style:name="T101" style:family="text">
      <style:text-properties style:font-name="Open Sans"/>
    </style:style>
    <style:style style:name="T102" style:family="text">
      <style:text-properties officeooo:rsid="00879b93"/>
    </style:style>
    <style:style style:name="T103" style:family="text">
      <style:text-properties officeooo:rsid="008aa323"/>
    </style:style>
    <style:style style:name="T104" style:family="text">
      <style:text-properties officeooo:rsid="008b729b"/>
    </style:style>
    <style:style style:name="T105" style:family="text">
      <style:text-properties officeooo:rsid="008e41ee"/>
    </style:style>
    <style:style style:name="T106" style:family="text">
      <style:text-properties officeooo:rsid="008ededa"/>
    </style:style>
    <style:style style:name="T107" style:family="text">
      <style:text-properties officeooo:rsid="00902638"/>
    </style:style>
    <style:style style:name="T108" style:family="text">
      <style:text-properties officeooo:rsid="009a5fa4"/>
    </style:style>
    <style:style style:name="T109" style:family="text">
      <style:text-properties officeooo:rsid="009dc8c6"/>
    </style:style>
    <style:style style:name="T110" style:family="text">
      <style:text-properties officeooo:rsid="009f2475"/>
    </style:style>
    <style:style style:name="Sect1" style:family="section">
      <style:section-properties style:editable="false">
        <style:columns fo:column-count="2">
          <style:column style:rel-width="25341*" fo:start-indent="0cm" fo:end-indent="0.646cm"/>
          <style:column style:rel-width="40194*" fo:start-indent="0.646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ITAM <text:span text:style-name="T67">HALDER</text:span></text:p>
      <text:p text:style-name="P27">Aspiring Software Developer</text:p>
      <text:p text:style-name="P40"><text:a xlink:type="simple" xlink:href="http://www.pritamh.netlify.app/" text:style-name="Internet_20_link" text:visited-style-name="Visited_20_Internet_20_Link"><text:span text:style-name="T96">pritamh.</text:span></text:a><text:a xlink:type="simple" xlink:href="http://www.pritamh.netlify.app/" text:style-name="Internet_20_link" text:visited-style-name="Visited_20_Internet_20_Link"><text:span text:style-name="T97">dev</text:span></text:a></text:p>
      <text:p text:style-name="P1"><text:a xlink:type="simple" xlink:href="mailto:pritamhalder.portfolio@gmail.com" text:style-name="Internet_20_link" text:visited-style-name="Visited_20_Internet_20_Link"><text:span text:style-name="T98">pritamhalder.portfolio@gmail.com</text:span></text:a><text:span text:style-name="T99"> | +91 9874807740 | </text:span><text:span text:style-name="T100">Kolkata</text:span><text:span text:style-name="T99">, India</text:span></text:p>
      <text:p text:style-name="P69"><text:span text:style-name="T95"><text:s text:c="164"/></text:span><text:span text:style-name="T93"><text:s text:c="3"/></text:span><text:span text:style-name="T94"><text:s text:c="28"/></text:span><text:span text:style-name="T92"><text:s/></text:span></text:p>
      <text:p text:style-name="P2"/>
      <text:section text:style-name="Sect1" text:name="Section1">
        <text:p text:style-name="P25"><text:span text:style-name="T18">I am an aspiring software developer specialising in frontend and backend web technologies. I love to dabble with new and upcoming web technologies </text:span><text:span text:style-name="T19">and provide solutions to real world problems.</text:span><text:span text:style-name="T18"> Currently, I am learning Go and its design principles with gRPC framework and GraphQL technologies.</text:span> </text:p>
        <text:p text:style-name="P42"/>
        <text:p text:style-name="P44">“The most damaging phrase in the language is - it's always been done this way”</text:p>
        <text:p text:style-name="P6"/>
        <text:p text:style-name="P37">SOCIAL LINKS <text:s text:c="41"/></text:p>
        <text:p text:style-name="P84"><text:span text:style-name="T81">Portfolio : </text:span><text:a xlink:type="simple" xlink:href="https://pritamh.netlify.app/" text:style-name="Internet_20_link" text:visited-style-name="Visited_20_Internet_20_Link"><text:span text:style-name="T82">pritamh.dev</text:span></text:a><text:span text:style-name="T81"><text:line-break/>Github : </text:span><text:a xlink:type="simple" xlink:href="https://github.com/poseidon-code" text:style-name="Internet_20_link" text:visited-style-name="Visited_20_Internet_20_Link"><text:span text:style-name="T82">github.com/poseidon-code</text:span></text:a><text:span text:style-name="T81"><text:line-break/>LinkedIn : </text:span><text:a xlink:type="simple" xlink:href="https://www.linkedin.com/in/pritamhalder0506/" text:style-name="Internet_20_link" text:visited-style-name="Visited_20_Internet_20_Link"><text:span text:style-name="T82">linkedin.com/pritamhalder</text:span></text:a></text:p>
        <text:p text:style-name="P85"><text:span text:style-name="T86">Facebook : </text:span><text:a xlink:type="simple" xlink:href="https://facebook.com/pritamhalder0506" text:style-name="Internet_20_link" text:visited-style-name="Visited_20_Internet_20_Link"><text:span text:style-name="T82">fb.com/pritamhalder</text:span></text:a></text:p>
        <text:p text:style-name="P85"><text:span text:style-name="T86">Telegram : </text:span><text:a xlink:type="simple" xlink:href="https://t.me/pritam_poseidon" text:style-name="Internet_20_link" text:visited-style-name="Visited_20_Internet_20_Link"><text:span text:style-name="T82">t.me/pritam_poseidon</text:span></text:a></text:p>
        <text:p text:style-name="P7"/>
        <text:p text:style-name="P41"><text:span text:style-name="T66">TECHNICAL </text:span><text:span text:style-name="T65">SKILLS</text:span> <text:s text:c="26"/></text:p>
        <text:p text:style-name="P11">Programming Languages<text:line-break/><text:span text:style-name="T83">Python / Go / JavaScript / C / C+</text:span><text:span text:style-name="T84">+ / </text:span><text:span text:style-name="T83">Core Java</text:span></text:p>
        <text:p text:style-name="P16">Frameworks</text:p>
        <text:p text:style-name="P55"><text:span text:style-name="T75">Next / React / Node / Express / Selenium</text:span><text:span text:style-name="T76"> /</text:span><text:span text:style-name="T75"> </text:span><text:span text:style-name="T76">Redux / GraphQL</text:span></text:p>
        <text:p text:style-name="P12">Tools</text:p>
        <text:p text:style-name="P56">Git / Github / Visual Studio Code / Netlify / Heroku / Nginx / Docker</text:p>
        <text:p text:style-name="P13">Technologies</text:p>
        <text:p text:style-name="P57">HTML5 / CSS3 / SASS / MySQL / MongoDB</text:p>
        <text:p text:style-name="P6"/>
        <text:p text:style-name="P38">COURSE WORK <text:s text:c="34"/></text:p>
        <text:p text:style-name="P14">Post Graduation</text:p>
        <text:p text:style-name="P58">Advanced Computer Architecture</text:p>
        <text:p text:style-name="P58">Advanced Database Management Systems</text:p>
        <text:p text:style-name="P58">Advanced Data Structures and Algorithms</text:p>
        <text:p text:style-name="P58">Advanced Operating Systems</text:p>
        <text:p text:style-name="P58">Computer Networks</text:p>
        <text:p text:style-name="P58">Object Oriented Programming</text:p>
        <text:p text:style-name="P58">Software Engineering</text:p>
        <text:p text:style-name="P58">Compiler Design</text:p>
        <text:p text:style-name="P58">Artificial Intelligence</text:p>
        <text:p text:style-name="P58">Cloud Computing</text:p>
        <text:p text:style-name="P58">Mobile Computing</text:p>
        <text:p text:style-name="P4"><text:span text:style-name="T80">Graph Theory</text:span><text:line-break/></text:p>
        <text:p text:style-name="P33">Dissertation Project</text:p>
        <text:p text:style-name="P59">Automatic CAPTCHA verification solver for visually impaired users on the web. (Pattern Recognition &amp; Systems Design)</text:p>
        <text:p text:style-name="P21"/>
        <text:p text:style-name="P47">ACHIEVEMENTS <text:s text:c="31"/></text:p>
        <text:list xml:id="list1320173889" text:style-name="L9">
          <text:list-item>
            <text:p text:style-name="P74"><text:span text:style-name="T110">Placed</text:span><text:span text:style-name="T2"> </text:span><text:span text:style-name="T1">2</text:span><text:span text:style-name="T72">nd</text:span><text:span text:style-name="T1"> (2/1270) </text:span><text:span text:style-name="T110">in</text:span><text:span text:style-name="T2"> </text:span>StackHack 2.0 <text:span text:style-name="T110">International </text:span><text:span text:style-name="T18">Hackathon </text:span><text:span text:style-name="T20">organised by HackerEarth</text:span></text:p>
          </text:list-item>
          <text:list-item>
            <text:p text:style-name="P74"><text:span text:style-name="T110">Placed</text:span><text:span text:style-name="T2"> </text:span><text:span text:style-name="T1">5</text:span><text:span text:style-name="T72">th</text:span><text:span text:style-name="T1"> (5/2818) </text:span><text:span text:style-name="T110">in</text:span> HackCOVID 2.0 <text:span text:style-name="T110">International </text:span><text:span text:style-name="T18">Hackathon </text:span><text:span text:style-name="T20">organised by HackerEarth</text:span></text:p>
          </text:list-item>
        </text:list>
        <text:p text:style-name="P15"><text:span text:style-name="T68">E</text:span><text:span text:style-name="T69">DUCATION <text:s text:c="93"/></text:span></text:p>
        <text:p text:style-name="P32">WEST BENGAL STATE UNIVERSITY <text:span text:style-name="T33">(WBSU)</text:span></text:p>
        <text:p text:style-name="P17"><text:span text:style-name="T14">M</text:span><text:span text:style-name="T12">S</text:span><text:span text:style-name="T11">c. Computer Science (ongoing) </text:span><text:span text:style-name="T13">| </text:span><text:span text:style-name="T85">2021 – 2023</text:span></text:p>
        <text:p text:style-name="P62"><text:span text:style-name="T21">Graduating - August 2023 </text:span>| <text:span text:style-name="T8">C</text:span>GPA : <text:span text:style-name="T1">TBD</text:span></text:p>
        <text:p text:style-name="P26"/>
        <text:p text:style-name="P8">ACHARYA PRAFULLA CHANDRA COLLEGE <text:span text:style-name="T9">(WBSU)</text:span></text:p>
        <text:p text:style-name="P24">BSc. Computer Science (Honors) | <text:span text:style-name="T83">2018 - 2021</text:span></text:p>
        <text:p text:style-name="P61">Graduated – August 2021 | CGPA : <text:span text:style-name="T1">8.83</text:span></text:p>
        <text:p text:style-name="P5"/>
        <text:p text:style-name="P9">KENDRIYA VIDYALAYA <text:span text:style-name="T9">(CBSE)</text:span></text:p>
        <text:p text:style-name="P23">PCM with Computer Science</text:p>
        <text:p text:style-name="P60">Graduated – May 2018 | Percentage : <text:span text:style-name="T1">72.3%</text:span></text:p>
        <text:p text:style-name="P19"/>
        <text:p text:style-name="P20">EXPERIENC<text:span text:style-name="T37">E <text:s text:c="98"/></text:span></text:p>
        <text:p text:style-name="P10"><text:span text:style-name="T22">HackCOVID</text:span> 2.0 <text:span text:style-name="T9">(Hackathon)</text:span><text:span text:style-name="T10"> |</text:span> <text:span text:style-name="T88">May</text:span><text:span text:style-name="T87"> 202</text:span><text:span text:style-name="T88">1</text:span><text:span text:style-name="T87"> – J</text:span><text:span text:style-name="T88">uly</text:span><text:span text:style-name="T87"> 2021</text:span></text:p>
        <text:p text:style-name="P28">Organis<text:span text:style-name="T35">ation</text:span> – <text:span text:style-name="T35">H</text:span>ackerEarth<text:span text:style-name="T35"> </text:span>| Remote</text:p>
        <text:p text:style-name="P35"><text:span text:style-name="T32">Contest:</text:span><text:span text:style-name="T30"> </text:span><text:a xlink:type="simple" xlink:href="https://www.hackerearth.com/challenges/hackathon/hackerearth-hackcovid-2/" text:style-name="Internet_20_link" text:visited-style-name="Visited_20_Internet_20_Link"><text:span text:style-name="T30">hackerearth.com/hackcovid2</text:span></text:a></text:p>
        <text:p text:style-name="P63"><text:span text:style-name="T34">A</text:span>n application that allows <text:span text:style-name="T102">COVID19</text:span> <text:span text:style-name="T102">af</text:span>fected individuals/families and their caregivers to easily avail themselves of multiple services/offerings by volunteers in their vicinity or across the country.</text:p>
        <text:p text:style-name="P67"/>
        <text:p text:style-name="P68"><text:span text:style-name="T6">BACKEND</text:span><text:span text:style-name="T7"> | </text:span><text:span text:style-name="T60">JavaScript – </text:span><text:span text:style-name="T61">Node – Express </text:span><text:span text:style-name="T60">– Mongo</text:span><text:span text:style-name="T62">DB</text:span><text:span text:style-name="T60"> – </text:span><text:span text:style-name="T61">JWT – RazorPay </text:span></text:p>
        <text:list xml:id="list1966225380" text:style-name="L5">
          <text:list-item>
            <text:p text:style-name="P82"><text:span text:style-name="T77">Designed the entire authentication system using JWT which </text:span><text:span text:style-name="T78">reduced the response time of a </text:span><text:span text:style-name="T79">authorised </text:span><text:span text:style-name="T78">request by 50%.</text:span></text:p>
          </text:list-item>
          <text:list-item>
            <text:p text:style-name="P79">Implemented simple <text:span text:style-name="T108">continuous</text:span> deployment design which <text:span text:style-name="T107">eased</text:span><text:span text:style-name="T106"> the team fr</text:span><text:span text:style-name="T107">om</text:span><text:span text:style-name="T106"> </text:span><text:span text:style-name="T107">deployment complexities,</text:span><text:span text:style-name="T106"> </text:span>using Netlify and Heroku.</text:p>
          </text:list-item>
        </text:list>
        <text:p text:style-name="P64"><text:span text:style-name="T3">FRONT</text:span><text:span text:style-name="T4">END</text:span><text:span text:style-name="T5"> | </text:span><text:span text:style-name="T63">JavaScript – </text:span><text:span text:style-name="T64">React – Sass</text:span></text:p>
        <text:list xml:id="list3706936582" text:style-name="L6">
          <text:list-item>
            <text:p text:style-name="P80"><text:span text:style-name="T24">Laid out the initial design of page routing and data flow through components making the team prepared for implementation.</text:span></text:p>
          </text:list-item>
          <text:list-item>
            <text:p text:style-name="P80"><text:span text:style-name="T24">Designed, fixed </text:span><text:span text:style-name="T25">&amp;</text:span><text:span text:style-name="T24"> ported website styles using Sass providing a structured view helping with better readability.</text:span></text:p>
          </text:list-item>
        </text:list>
        <text:p text:style-name="P3"/>
        <text:p text:style-name="P29"><text:span text:style-name="T23">cppsecrets.com </text:span><text:span text:style-name="T26">(Internship) |</text:span><text:span text:style-name="T23"> </text:span><text:span text:style-name="T89">October 2019 – December 2019</text:span></text:p>
        <text:p text:style-name="P34"><text:span text:style-name="T27">Designation – C++ Developer | Remote<text:line-break/></text:span><text:span text:style-name="T31">Profile:</text:span><text:span text:style-name="T28"> </text:span><text:a xlink:type="simple" xlink:href="https://cppsecrets.com/user/index.php?id=articles&amp;uid=1377" text:style-name="Internet_20_link" text:visited-style-name="Visited_20_Internet_20_Link"><text:span text:style-name="T29">cppsecrets.com/pritamhalder</text:span></text:a></text:p>
        <text:list xml:id="list3814179222" text:style-name="L7">
          <text:list-item>
            <text:p text:style-name="P81"><text:span text:style-name="T90">Documented </text:span><text:span text:style-name="T91">&amp;</text:span><text:span text:style-name="T90"> implemented C++ Boost libraries, more specifically Core libraries, adding to the largest documentation of C++ libraries.</text:span></text:p>
          </text:list-item>
          <text:list-item>
            <text:p text:style-name="P81"><text:span text:style-name="T90">Accumulating over 4000+ views on all the articles present on the site authored by myself.</text:span></text:p>
          </text:list-item>
        </text:list>
        <text:p text:style-name="P36"/>
        <text:p text:style-name="P39">PROJECTS <text:s text:c="89"/></text:p>
        <text:p text:style-name="P52"><text:span text:style-name="T70">Portfolio </text:span><text:span text:style-name="T15">| </text:span><text:span text:style-name="T56">Next – Strapi CMS – GraphQL – MongoDB – Sass</text:span><text:span text:style-name="T36"><text:line-break/></text:span><text:span text:style-name="T38">Website : </text:span><text:a xlink:type="simple" xlink:href="https://pritamh.netlify.app/" text:style-name="Internet_20_link" text:visited-style-name="Visited_20_Internet_20_Link"><text:span text:style-name="T17">pritamh.dev</text:span></text:a></text:p>
        <text:p text:style-name="P65"><text:span text:style-name="T46">P</text:span><text:span text:style-name="T44">ersonal portfolio </text:span><text:span text:style-name="T46">website designed from scratch using Next and Strapi CMS to showcase my skills and projects for potential clients</text:span><text:span text:style-name="T44">.</text:span></text:p>
        <text:list xml:id="list397532549" text:style-name="L1">
          <text:list-item>
            <text:p text:style-name="P71">Made using Next and the data is served <text:span text:style-name="T103">from</text:span> Strapi CMS using MongoDB as database <text:span text:style-name="T105">&amp;</text:span> GraphQL for data queries.</text:p>
          </text:list-item>
          <text:list-item>
            <text:p text:style-name="P75"><text:span text:style-name="T54">U</text:span><text:span text:style-name="T44">nique </text:span><text:span text:style-name="T54">&amp;</text:span><text:span text:style-name="T44"> simple </text:span><text:span text:style-name="T54">design style</text:span><text:span text:style-name="T44">, </text:span><text:span text:style-name="T45">using </text:span><text:span text:style-name="T44">SASS for convenience of generating multiple classes with random colors programatically.</text:span></text:p>
          </text:list-item>
          <text:list-item>
            <text:p text:style-name="P71">Used Next's API route handling for sending emails from the site.</text:p>
          </text:list-item>
          <text:list-item>
            <text:p text:style-name="P75"><text:span text:style-name="T44">Complex data structuring and modification for fetched data using basic Java</text:span><text:span text:style-name="T45">S</text:span><text:span text:style-name="T44">cript, </text:span><text:span text:style-name="T45">reducing dependencies on </text:span><text:span text:style-name="T44">3rd-party libraries.</text:span></text:p>
          </text:list-item>
        </text:list>
        <text:p text:style-name="P22"/>
        <text:p text:style-name="P22"/>
        <text:p text:style-name="P22"/>
        <text:p text:style-name="P22"><text:soft-page-break/>INTERESTS<text:span text:style-name="T101"> <text:s text:c="51"/></text:span></text:p>
        <text:p text:style-name="P49">Painting / Graphics Design / Programming / Gaming <text:span text:style-name="T73">Enthusiast</text:span> / Music / Cars / Linux Ricing / Reading / <text:span text:style-name="T73">Home Server Geek / Virtual Machines Nerd / Wallpapers Hoarder</text:span></text:p>
        <text:p text:style-name="P46"/>
        <text:p text:style-name="P48">SOFT SKILLS <text:s text:c="40"/></text:p>
        <text:list xml:id="list297171839" text:style-name="L8">
          <text:list-item>
            <text:p text:style-name="P86"><text:span text:style-name="T57">Efficient in working </text:span><text:span text:style-name="T58">&amp;</text:span><text:span text:style-name="T57"> adapting to new locations </text:span><text:span text:style-name="T58">&amp;</text:span><text:span text:style-name="T57"> with new teams.</text:span></text:p>
          </text:list-item>
          <text:list-item>
            <text:p text:style-name="P72"><text:span text:style-name="T74">L</text:span>ove to teach <text:span text:style-name="T109">&amp;</text:span> help new teammates made m<text:span text:style-name="T74">e c</text:span>onfident with my skills.</text:p>
          </text:list-item>
          <text:list-item>
            <text:p text:style-name="P72">Good work culture <text:span text:style-name="T109">and</text:span> trying my best to provide it, is my everyday goal.</text:p>
          </text:list-item>
          <text:list-item>
            <text:p text:style-name="P72"><text:span text:style-name="T109">Learning &amp; gaining coporate experience</text:span> is what I am always looking forward to in my journey.</text:p>
          </text:list-item>
        </text:list>
        <text:p text:style-name="P45"/>
        <text:p text:style-name="P45"/>
        <text:p text:style-name="P30"><text:span text:style-name="T44"/></text:p>
        <text:p text:style-name="P30"><text:span text:style-name="T44"/></text:p>
        <text:p text:style-name="P30"><text:span text:style-name="T44">I</text:span><text:span text:style-name="T43">denticon </text:span><text:span text:style-name="T42">|</text:span><text:span text:style-name="T43"> </text:span><text:span text:style-name="T59">Go</text:span></text:p>
        <text:p text:style-name="P51"><text:span text:style-name="T39">Github : </text:span><text:a xlink:type="simple" xlink:href="https://github.com/poseidon-code/identicon" text:style-name="Internet_20_link" text:visited-style-name="Visited_20_Internet_20_Link"><text:span text:style-name="T16">poseidon-code/identicon</text:span></text:a></text:p>
        <text:p text:style-name="P53"><text:span text:style-name="T39">P</text:span><text:span text:style-name="T40">ackage : </text:span><text:a xlink:type="simple" xlink:href="https://github.com/poseidon-code/godenticon" text:style-name="Internet_20_link" text:visited-style-name="Visited_20_Internet_20_Link"><text:span text:style-name="T16">poseidon-code/godenticon</text:span></text:a></text:p>
        <text:p text:style-name="P66"><text:span text:style-name="T47">Cross-platform CLI program to generate identicons based on some string passed as argument and save as a PNG image. Basically, a</text:span><text:span text:style-name="T48">n </text:span><text:span text:style-name="T47">unique</text:span><text:span text:style-name="T48"> </text:span><text:span text:style-name="T47">image generator for identicons.</text:span></text:p>
        <text:list xml:id="list2626773859" text:style-name="L2">
          <text:list-item>
            <text:p text:style-name="P77"><text:span text:style-name="T55">Used</text:span><text:span text:style-name="T47"> Go's </text:span><text:span text:style-name="T55">robust</text:span><text:span text:style-name="T47"> builtin image library, giving literally </text:span><text:span text:style-name="T51">Zero</text:span><text:span text:style-name="T47"> dependency on 3rd-party code, to generate crisp PNG images with low </text:span><text:span text:style-name="T49">file</text:span><text:span text:style-name="T47"> size.</text:span></text:p>
          </text:list-item>
          <text:list-item>
            <text:p text:style-name="P78"><text:span text:style-name="T47">U</text:span><text:span text:style-name="T43">sed Go’s platform independent cross compiling capability to build </text:span><text:span text:style-name="T52">&amp;</text:span><text:span text:style-name="T43"> distribute executable</text:span><text:span text:style-name="T43"> for different operating system architectures.</text:span></text:p>
          </text:list-item>
          <text:list-item>
            <text:p text:style-name="P76"><text:span text:style-name="T47">I</text:span><text:span text:style-name="T48">ntuitive </text:span><text:span text:style-name="T52">&amp; </text:span><text:span text:style-name="T49">document</text:span><text:span text:style-name="T52">ed</text:span><text:span text:style-name="T48"> command line interface </text:span><text:span text:style-name="T49">for ease of use. </text:span><text:span text:style-name="T55">T</text:span><text:span text:style-name="T47">ried </text:span><text:span text:style-name="T53">to</text:span><text:span text:style-name="T47"> </text:span><text:span text:style-name="T52">establish</text:span><text:span text:style-name="T47"> a standard for generating identicons from hashes.</text:span></text:p>
          </text:list-item>
        </text:list>
        <text:p text:style-name="P43"/>
        <text:p text:style-name="P31"><text:span text:style-name="T47">y</text:span><text:span text:style-name="T43">tmp3-dl </text:span><text:span text:style-name="T42">|</text:span><text:span text:style-name="T43"> </text:span><text:span text:style-name="T59">Python – YoutubeDL</text:span></text:p>
        <text:p text:style-name="P54"><text:span text:style-name="T39">G</text:span><text:span text:style-name="T41">ithub : </text:span><text:a xlink:type="simple" xlink:href="https://github.com/poseidon-code/ytmp3-dl" text:style-name="Internet_20_link" text:visited-style-name="Visited_20_Internet_20_Link"><text:span text:style-name="T16">poseidon-code/ytmp3-dl</text:span></text:a></text:p>
        <text:p text:style-name="P50">A python script that uses yt-dlp to download the audio from any YouTube video/audio link <text:span text:style-name="T71">concurrently</text:span> and converts it to .mp3 format of high quality.</text:p>
        <text:list xml:id="list4178863381" text:style-name="L3">
          <text:list-item>
            <text:p text:style-name="P73">Made using Python and yt-dlp python library for downloading YouTube audio and converting them to .mp3 using ffmpeg.</text:p>
          </text:list-item>
          <text:list-item>
            <text:p text:style-name="P73">Handled a simple terminal printing design. Packaged the complete software as an usable binary for easier usage.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Light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48:12.687609328</meta:creation-date>
    <dc:date>2022-07-27T21:05:53.877827493</dc:date>
    <meta:editing-duration>PT11H43M10S</meta:editing-duration>
    <meta:editing-cycles>136</meta:editing-cycles>
    <meta:generator>LibreOffice/7.3.5.2$Linux_X86_64 LibreOffice_project/30$Build-2</meta:generator>
    <dc:creator>Pritam Halder</dc:creator>
    <meta:document-statistic meta:table-count="0" meta:image-count="0" meta:object-count="0" meta:page-count="2" meta:paragraph-count="89" meta:word-count="813" meta:character-count="6080" meta:non-whitespace-character-count="4646"/>
  </office:meta>
</office:document-meta>
</file>